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cc7b7" officeooo:paragraph-rsid="001cc7b7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cc7b7" officeooo:paragraph-rsid="001cc7b7" style:font-weight-asian="normal" style:font-weight-complex="normal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Arial" fo:font-weight="normal" officeooo:rsid="001cbf78" officeooo:paragraph-rsid="001cc7b7" style:font-weight-asian="normal" style:font-weight-complex="normal"/>
    </style:style>
    <style:style style:name="P5" style:family="paragraph" style:parent-style-name="Text_20_body">
      <style:paragraph-properties fo:line-height="100%"/>
      <style:text-properties style:font-name="Arial" fo:font-weight="normal" officeooo:rsid="001cbf78" officeooo:paragraph-rsid="001cc7b7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 fo:font-weight="normal" officeooo:rsid="001f9304" officeooo:paragraph-rsid="001f9304" style:font-weight-asian="normal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Arial" fo:font-weight="normal" officeooo:rsid="00261428" officeooo:paragraph-rsid="00261428" style:font-weight-asian="normal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fo:font-weight="normal" officeooo:rsid="0028321b" officeooo:paragraph-rsid="0028321b" style:font-weight-asian="normal" style:font-weight-complex="normal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Arial" officeooo:paragraph-rsid="001cc7b7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1cc7b7" style:font-weight-asian="bold" style:font-weight-complex="bold"/>
    </style:style>
    <style:style style:name="P12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261428" officeooo:paragraph-rsid="002a067c" style:font-weight-asian="normal" style:font-weight-complex="normal"/>
    </style:style>
    <style:style style:name="P13" style:family="paragraph" style:parent-style-name="Text_20_body" style:list-style-name="L1">
      <style:paragraph-properties fo:line-height="100%" fo:text-align="justify" style:justify-single-word="false"/>
      <style:text-properties style:font-name="Arial" fo:font-weight="normal" officeooo:rsid="001e0f3a" officeooo:paragraph-rsid="002a067c" style:font-weight-asian="normal" style:font-weight-complex="normal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Arial" fo:font-weight="normal" officeooo:rsid="001e5c9a" officeooo:paragraph-rsid="002a067c" style:font-weight-asian="normal" style:font-weight-complex="normal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Arial" fo:font-weight="bold" officeooo:rsid="001e0f3a" officeooo:paragraph-rsid="002a067c" style:font-weight-asian="bold" style:font-weight-complex="bold"/>
    </style:style>
    <style:style style:name="P16" style:family="paragraph" style:parent-style-name="Text_20_body" style:list-style-name="L1">
      <style:paragraph-properties fo:line-height="100%" fo:text-align="justify" style:justify-single-word="false"/>
      <style:text-properties style:font-name="Arial" fo:font-weight="bold" officeooo:rsid="001e0f3a" officeooo:paragraph-rsid="002a067c" style:font-weight-asian="bold" style:font-weight-complex="bold"/>
    </style:style>
    <style:style style:name="P17" style:family="paragraph" style:parent-style-name="Text_20_body" style:list-style-name="L1">
      <style:paragraph-properties fo:line-height="100%" fo:text-align="justify" style:justify-single-word="false"/>
      <style:text-properties style:font-name="Arial" fo:font-weight="bold" officeooo:rsid="002a067c" officeooo:paragraph-rsid="002a067c" style:font-weight-asian="bold" style:font-weight-complex="bold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Arial" officeooo:rsid="001cc7b7" officeooo:paragraph-rsid="002a067c"/>
    </style:style>
    <style:style style:name="P19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cc7b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3b48" style:font-weight-asian="normal" style:font-weight-complex="normal"/>
    </style:style>
    <style:style style:name="T3" style:family="text">
      <style:text-properties fo:font-weight="normal" officeooo:rsid="002a067c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2c5928" style:font-weight-asian="normal" style:font-weight-complex="normal"/>
    </style:style>
    <style:style style:name="T8" style:family="text">
      <style:text-properties officeooo:rsid="001f9304"/>
    </style:style>
    <style:style style:name="T9" style:family="text">
      <style:text-properties officeooo:rsid="00207ef7"/>
    </style:style>
    <style:style style:name="T10" style:family="text">
      <style:text-properties officeooo:rsid="00239108"/>
    </style:style>
    <style:style style:name="T11" style:family="text">
      <style:text-properties officeooo:rsid="00253b48"/>
    </style:style>
    <style:style style:name="T12" style:family="text">
      <style:text-properties fo:language="zxx" fo:country="none" fo:font-weight="normal" officeooo:rsid="00253b48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officeooo:rsid="0029c00a"/>
    </style:style>
    <style:style style:name="T14" style:family="text">
      <style:text-properties officeooo:rsid="002a067c"/>
    </style:style>
    <style:style style:name="T15" style:family="text">
      <style:text-properties style:font-name="Arial1" officeooo:rsid="002a06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4</text:span>. <text:span text:style-name="T10">Registracija smeštaja</text:span></text:p>
      <text:p text:style-name="P3"/>
      <text:p text:style-name="P3"/>
      <text:p text:style-name="P2"/>
      <text:p text:style-name="P9"><text:span text:style-name="T4">1)Kratak opis</text:span>:</text:p>
      <text:p text:style-name="P18"><text:span text:style-name="T11">Registracija smeštaja </text:span>je slu<text:span text:style-name="T9">č</text:span>aj upotrebe u <text:span text:style-name="T9">kojem</text:span> se formalizuje način na koji se vrši <text:span text:style-name="T11">registracija smeštaja</text:span>. <text:span text:style-name="T11">Registraciju smeštaja vrši menadžer. </text:span><text:span text:style-name="T3">M</text:span><text:span text:style-name="T2">enadžer</text:span><text:span text:style-name="T11"> kontaktira smeštajnu jedinicu, vrši proveru raspoloživih slobodnih jedinica I dogovora odredjeni broj za odredjeni period. Na kraju se sve to unosi u sistem. Ukoliko <text:s/>smeštajna jedinica nije jedna od već ranije korišćenih, neophodno je uzimanje relevantnih podataka i njihov unos (naziv, adresa, broj računa…).</text:span></text:p>
      <text:p text:style-name="P10">2)Učesnici<text:span text:style-name="T1">:</text:span></text:p>
      <text:p text:style-name="P15"><text:span text:style-name="T3">M</text:span><text:span text:style-name="T2">enadžer </text:span><text:span text:style-name="T12">i </text:span><text:span text:style-name="T2">smeštajna jedinica</text:span><text:span text:style-name="T1">.</text:span></text:p>
      <text:p text:style-name="P10">3)Preduslov<text:span text:style-name="T1">:</text:span></text:p>
      <text:p text:style-name="P8">Nema.</text:p>
      <text:p text:style-name="P10">4)Postuslovi<text:span text:style-name="T1">:</text:span></text:p>
      <text:p text:style-name="P7">Re<text:span text:style-name="T13">gistracija</text:span> smeštaja je obavljena i podaci o istom su uneti u sistem.</text:p>
      <text:p text:style-name="P11">5)Osnovni tok<text:span text:style-name="T1">:</text:span></text:p>
      <text:list xml:id="list1040807082329808818" text:style-name="L1">
        <text:list-item>
          <text:p text:style-name="P12"><text:span text:style-name="T14">Menadžer</text:span> kontaktira smeštajnu jedinicu.</text:p>
        </text:list-item>
        <text:list-item>
          <text:p text:style-name="P12"><text:span text:style-name="T14">Menadžer</text:span> iznosi svoje zahteve - u vidu broja putnika, datuma aranžmana i kvaliteta.</text:p>
        </text:list-item>
        <text:list-item>
          <text:p text:style-name="P13"><text:span text:style-name="T14">Menadžer rezerviše smeštaj.</text:span></text:p>
        </text:list-item>
        <text:list-item>
          <text:p text:style-name="P16"><text:span text:style-name="T3">M</text:span><text:span text:style-name="T2">enadžer </text:span><text:span text:style-name="T3">unosi informacije o rezervaciji smeštaja u sistem. Broj smeštajnih jedinica, veličinu smeštajnih jedinica, cenu smeštajnih jedinica I period.</text:span></text:p>
        </text:list-item>
        <text:list-item>
          <text:p text:style-name="P17"><text:span text:style-name="T1">Menadžer unosi informacije o smeštajnoj jedinici u sistem. Naziv, adresu, broj računa.</text:span></text:p>
        </text:list-item>
      </text:list>
      <text:p text:style-name="P19"><text:span text:style-name="T5">6)Alternativni tokovi</text:span><text:span text:style-name="T6">:</text:span></text:p>
      <text:p text:style-name="P19"><text:span text:style-name="T6"><text:tab/></text:span><text:span text:style-name="T7">2a. U slučaju loše ponude od strane smeštajne jedinice, menadžer nastavlja da <text:tab/>traži dalje</text:span></text:p>
      <text:p text:style-name="P14"><text:tab/><text:span text:style-name="T14">5a. </text:span><text:span text:style-name="T15">Ukoliko je agencija ranije sarađivala sa datom smeštajnom jedinicom i poseduje <text:tab/>potrebne podatke, ovaj korak se preskače</text:span><text:span text:style-name="T14">.</text:span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24:09.506146622</meta:creation-date>
    <meta:generator>LibreOffice/5.1.6.2$Linux_X86_64 LibreOffice_project/10m0$Build-2</meta:generator>
    <dc:date>2017-11-26T19:55:19.267324548</dc:date>
    <meta:editing-duration>PT1H46M5S</meta:editing-duration>
    <meta:editing-cycles>8</meta:editing-cycles>
    <meta:document-statistic meta:table-count="0" meta:image-count="0" meta:object-count="0" meta:page-count="1" meta:paragraph-count="18" meta:word-count="182" meta:character-count="1292" meta:non-whitespace-character-count="1128"/>
  </office:meta>
</office:document-meta>
</file>